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text-properties fo:font-variant="normal" fo:text-transform="none" fo:color="#000000" style:font-name="Times New Roman" fo:letter-spacing="normal" fo:font-style="normal" fo:font-weight="normal" style:font-style-asian="italic" style:font-style-complex="italic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/>
    </style:style>
    <style:style style:name="P6" style:family="paragraph" style:parent-style-name="Text_20_body">
      <style:paragraph-properties fo:break-before="page"/>
      <style:text-properties fo:font-variant="normal" fo:text-transform="none" fo:color="#000000" style:font-name="Times New Roman" fo:letter-spacing="normal" fo:font-style="normal" fo:font-weight="normal" style:font-style-asian="italic" style:font-style-complex="italic"/>
    </style:style>
    <style:style style:name="P7" style:family="paragraph" style:parent-style-name="Standard">
      <style:text-properties fo:font-variant="normal" fo:text-transform="none" fo:color="#000000" style:font-name="Times New Roman" fo:letter-spacing="normal" fo:font-style="normal" fo:font-weight="normal" style:font-style-asian="italic" style:font-style-complex="italic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010101" style:font-name="Times New Roman" fo:letter-spacing="normal" fo:font-style="normal" fo:font-weight="normal" style:font-style-asian="italic" style:font-style-complex="italic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style:font-name="Times New Roman" fo:font-style="italic" style:font-style-asian="italic" style:font-style-complex="italic"/>
    </style:style>
    <style:style style:name="P12" style:family="paragraph" style:parent-style-name="Standard">
      <style:text-properties style:font-name="Times New Roman" fo:font-style="normal" style:font-style-asian="normal" style:font-style-complex="normal"/>
    </style:style>
    <style:style style:name="P13" style:family="paragraph" style:parent-style-name="Standard">
      <style:paragraph-properties fo:orphans="2" fo:widows="2"/>
      <style:text-properties style:font-name="Times New Roman"/>
    </style:style>
    <style:style style:name="P14" style:family="paragraph" style:parent-style-name="Standard">
      <style:paragraph-properties fo:break-before="page"/>
      <style:text-properties style:font-name="Times New Roman" fo:font-style="italic" style:font-style-asian="italic" style:font-style-complex="italic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italic" fo:font-weight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10101" style:font-name="Times New Roman" fo:letter-spacing="normal" fo:font-style="normal" fo:font-weight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tyle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tyle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 fo:break-before="page"/>
      <style:text-properties style:font-name="Times New Roman" fo:font-style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style:font-name="Times New Roman" fo:font-style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 fo:break-before="page"/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style-asian="italic" style:font-style-complex="italic"/>
    </style:style>
    <style:style style:name="T6" style:family="text">
      <style:text-properties fo:font-variant="normal" fo:text-transform="none" fo:color="#000000" fo:letter-spacing="normal" fo:font-weight="normal"/>
    </style:style>
    <style:style style:name="T7" style:family="text">
      <style:text-properties fo:font-variant="normal" fo:text-transform="none" fo:color="#000000" fo:letter-spacing="normal" fo:font-weight="normal" style:font-style-asian="italic" style:font-style-complex="italic"/>
    </style:style>
    <style:style style:name="T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10101" fo:letter-spacing="normal" fo:font-weight="normal"/>
    </style:style>
    <style:style style:name="T10" style:family="text">
      <style:text-properties fo:font-variant="normal" fo:text-transform="none" fo:color="#010101" fo:letter-spacing="normal" fo:font-style="normal" fo:font-weight="normal"/>
    </style:style>
    <style:style style:name="T11" style:family="text">
      <style:text-properties style:font-style-asian="italic" style:font-style-complex="italic"/>
    </style:style>
    <style:style style:name="T12" style:family="text">
      <style:text-properties fo:color="#010101"/>
    </style:style>
    <style:style style:name="T13" style:family="text">
      <style:text-properties fo:color="#010101" fo:font-style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JUWENILIA 2014</text:span></text:p>
      <text:p text:style-name="P10"><text:span text:style-name="T1"/></text:p>
      <text:p text:style-name="P10"><text:span text:style-name="T1">Bez szczególnego porządku, te pierwsze wydają się być lepsze.</text:span></text:p>
      <text:p text:style-name="P10"><text:span text:style-name="T1"/></text:p>
      <text:p text:style-name="P10"><text:span text:style-name="T1">Pocałunek</text:span><text:line-break/><text:line-break/>Jednym Ci gestem odebrałem mowę.</text:p>
      <text:p text:style-name="P10">Po cóżże mówić – wystarczy westchnienie.</text:p>
      <text:p text:style-name="P10">Są rzeczy, których nie wyrazisz słowem.</text:p>
      <text:p text:style-name="P10">Czasem lepsze jest wilgotnych warg drżenie.</text:p>
      <text:p text:style-name="P11"/>
      <text:p text:style-name="P11">19 styczeń 2014, noc; napisany, bo akurat Dominik Maskowicz napisał wiersz, a nie chciałem być gorszy</text:p>
      <text:p text:style-name="P14">En passant</text:p>
      <text:p text:style-name="P10"/>
      <text:p text:style-name="P10">Niemal od zawsze liczyliśmy</text:p>
      <text:p text:style-name="P10">Dni godziny lata</text:p>
      <text:p text:style-name="P10">Od jednej wiosny do drugiej</text:p>
      <text:p text:style-name="P10">Od świtu do zmierzchu</text:p>
      <text:p text:style-name="P10"/>
      <text:p text:style-name="P10">Chcieliśmy mieć pod kontrolą</text:p>
      <text:p text:style-name="P10">Odwieczny ciąg wydarzeń</text:p>
      <text:p text:style-name="P10">Od jednego spotkania do drugiego</text:p>
      <text:p text:style-name="P10">Od zebrania do przerwy na kawę</text:p>
      <text:p text:style-name="P10"/>
      <text:p text:style-name="P10">Ale im bardziej próbujemy go kontrolować</text:p>
      <text:p text:style-name="P10">Tym bardziej on kontroluje nas</text:p>
      <text:p text:style-name="P10">Od jednego pociągu do drugiego</text:p>
      <text:p text:style-name="P10">Od kolejki w markecie do wieczornej randki</text:p>
      <text:p text:style-name="P10"/>
      <text:p text:style-name="P10">Podzieliliśmy czas na atomy</text:p>
      <text:p text:style-name="P10">Bo przeliczalnego łatwiej pilnować</text:p>
      <text:p text:style-name="P10">Od ułamka sekundy do eonów</text:p>
      <text:p text:style-name="P10">Od pierwszego do pierwszego</text:p>
      <text:p text:style-name="P10"/>
      <text:p text:style-name="P10">A mimo to przecieka przez palce</text:p>
      <text:p text:style-name="P10">Upływa między punktami</text:p>
      <text:p text:style-name="P10">Od jednego serialu do drugiego</text:p>
      <text:p text:style-name="P10">Od chwili w ogrodzie po wieczność w urzędzie</text:p>
      <text:p text:style-name="P10"/>
      <text:p text:style-name="P10">I zawsze na coś czekamy</text:p>
      <text:p text:style-name="P10">A czas bezlitośnie upływa</text:p>
      <text:p text:style-name="P10">Od jednego momentu do drugiego</text:p>
      <text:p text:style-name="P10">Od kołyski aż po śmierć</text:p>
      <text:p text:style-name="P10"/>
      <text:p text:style-name="P11">Napisany 24-26 stycznia 2014; koncept tlił się w głowie od kwietnia 2013;</text:p>
      <text:p text:style-name="P14">Domniemanie niewinności</text:p>
      <text:p text:style-name="P11"/>
      <text:p text:style-name="P12">Zawsze wierzyłem w arche</text:p>
      <text:p text:style-name="P12">W naturalny porządek rzeczy</text:p>
      <text:p text:style-name="P12">Jakaś nadprzyrodzona zasada</text:p>
      <text:p text:style-name="P12">Musiała trzymać świat w ryzach</text:p>
      <text:p text:style-name="P12"/>
      <text:p text:style-name="P12">Zawsze wierzyłem że nie liczy się ilość</text:p>
      <text:p text:style-name="P12">Pieniędzy przyjaciół dokonań orgazmów</text:p>
      <text:p text:style-name="P12">W godności ludzkiej było wymaganie</text:p>
      <text:p text:style-name="P12">Do życia w najjlepszy możliwy sposób</text:p>
      <text:p text:style-name="P12"/>
      <text:p text:style-name="P12">Zawsze kochałem ludzi i ufałem</text:p>
      <text:p text:style-name="P12">Dawałem ciągle następną szansę</text:p>
      <text:p text:style-name="P12">Wierzyłem że pomimo wszystko</text:p>
      <text:p text:style-name="P12">Tli się w nich iskierka nadziei</text:p>
      <text:p text:style-name="P12"/>
      <text:p text:style-name="P12">Zawsze wierzyłem w ideały</text:p>
      <text:p text:style-name="P12">Patrzyłem na kobiety i widziałem bóstwa</text:p>
      <text:p text:style-name="P12">Pradawne boginie wykute w marmurze</text:p>
      <text:p text:style-name="P12">Zastygłe w swej nieskazitelności</text:p>
      <text:p text:style-name="P12"/>
      <text:p text:style-name="P12">Zawsze wierzyłem w niewinność...</text:p>
      <text:p text:style-name="P12"/>
      <text:p text:style-name="P12">Była ona przyrodzona</text:p>
      <text:p text:style-name="P12">Jak naturalna dążność do doskonalenia</text:p>
      <text:p text:style-name="P12"/>
      <text:p text:style-name="P12">Nie oskarżam</text:p>
      <text:p text:style-name="P12">Płaczę</text:p>
      <text:p text:style-name="P12">Nie w mojej gestii sądy i oceny</text:p>
      <text:p text:style-name="P12">Po prostu umieram</text:p>
      <text:p text:style-name="P12">Bo zawsze w Ciebie wierzyłem</text:p>
      <text:p text:style-name="P11">31 stycznia 2014;</text:p>
      <text:p text:style-name="P14">Źródło</text:p>
      <text:p text:style-name="P11"/>
      <text:p text:style-name="P7">Powróciłem. </text:p>
      <text:p text:style-name="P13"/>
      <text:p text:style-name="P8">Miasto nie jest niezmienne.<text:line-break/>Ząb czasu wgryzł się w drzewo ławki<text:line-break/>Przy wyludnionym placu zabaw.<text:line-break/>Małomiejska cisza i wspomnienia zaklęte<text:line-break/>Na świeżo otagowanych murach osiedla<text:line-break/>Nowe witryny zdobią obydwa sklepy<text:line-break/>A asfalt jakby dostawał zmarszczek </text:p>
      <text:p text:style-name="P13"/>
      <text:p text:style-name="P8">Śnieg się roztapia, jest orzeźwiająco chłodno.<text:line-break/>Niebo lekko zachmurzone wygląda na zupełne letnie,<text:line-break/>Jak w czasie wakacji, tych i poprzednich.<text:line-break/>Tęsknię<text:line-break/>     Za latem.<text:line-break/>Za ciepłem Jej objęć, dzikością Natury<text:line-break/>Uosabianej wielokrotnie w mniej<text:line-break/>Lub bardziej frywolnych uśmiechach. </text:p>
      <text:p text:style-name="P13"/>
      <text:p text:style-name="P8">Adoruję - to jest - składam pocałunek,<text:line-break/>Na ustach, na piersiach,<text:line-break/>Na błękitnym sklepieniu marzeń,<text:line-break/>W którego czarną pustkę nocą<text:line-break/>Kierowałem - nie tylko swój - wzrok,<text:line-break/>Niejednokrotnie: </text:p>
      <text:p text:style-name="P13"/>
      <text:p text:style-name="P8">W ogromie przestrzeni na polach,<text:line-break/>W cieniu rozłożystych drzew</text:p>
      <text:p text:style-name="P15">W zaciszu idyllicznego miasteczka<text:line-break/>W ośrodku wypoczynkowym nad jeziorem,<text:line-break/><text:soft-page-break/>Na wymianie teatralnej w raju niemieckiej prowincji,<text:line-break/>W domu... </text:p>
      <text:p text:style-name="P13"/>
      <text:p text:style-name="P8">Lato wszędzie było piękne,<text:line-break/>Tak samo za słonecznego dnia,<text:line-break/>Kiedy jasne promienie rozgrzewały przestrzeń;<text:line-break/>Odkrywając olśniewające piękno Doliny Wisły<text:line-break/>I wzgórz, na których stoi<text:line-break/>Miasto - Rzym Powiśla<text:line-break/>Kolebka, Pępek Wszechświata;<text:line-break/>Tak jak i w nocy, kiedy pojawiała się Ona:<text:line-break/>    <text:line-break/>    Kobieta Per Se </text:p>
      <text:p text:style-name="P13"/>
      <text:p text:style-name="P8">Jeżeli chodzi o istoty nadnaturalne,<text:line-break/>To za zasłoną nocy mogła stać tylko kobieta<text:line-break/>Tylko one są tak piękne, niesamowite, jak nimfy.<text:line-break/>Tajemnicze.<text:line-break/>    Nieprzewidywalne.<text:line-break/>        Nawiedzone. </text:p>
      <text:p text:style-name="P13"/>
      <text:p text:style-name="P8">Ubóstwiałem Ją<text:line-break/>(lub Je - bez znaczenia).<text:line-break/>Myślę, że to wrodzone w naturę,<text:line-break/>Naturalna konsekwencja męskości:<text:line-break/>Pożądanie i romantyzm - hybryda miłości </text:p>
      <text:p text:style-name="P13"/>
      <text:p text:style-name="P8">Powróciłem.</text:p>
      <text:p text:style-name="P13"/>
      <text:p text:style-name="P8">Jestem w domu,<text:line-break/>Pochylony nad papierem,<text:line-break/>Z długopisem w ręku,<text:line-break/>Z fortepianem w powietrzu<text:line-break/><text:soft-page-break/>Zmieszanym z kwieciem żeńskiego śpiewu<text:line-break/>(piekielne istoty).<text:line-break/>Spokojny, z głową pełną wierszy,<text:line-break/>czasem niezaczętych.<text:line-break/>Zupełnie jak ludzie dawno temu. </text:p>
      <text:p text:style-name="P13"/>
      <text:p text:style-name="P8">Odkryłem moje źródło.<text:line-break/>To chyba tu<text:line-break/>    odbijam się ja. </text:p>
      <text:p text:style-name="P13"/>
      <text:p text:style-name="P8">Wypływam. </text:p>
      <text:p text:style-name="P13"/>
      <text:p text:style-name="P8">"Źródło"<text:line-break/>Paweł Tomasik<text:line-break/>16.02.2014</text:p>
      <text:p text:style-name="P11"/>
      <text:p text:style-name="P14">Bukiet</text:p>
      <text:p text:style-name="P11"/>
      <text:p text:style-name="P11"><text:span text:style-name="T4">Pamiętam, A(kne), uwielbiasz konwalie</text:span><text:line-break/><text:span text:style-name="T4">Ich dzwoneczki białe jak grudniowy śnieg</text:span><text:line-break/><text:span text:style-name="T4">Naszego pierwszego spotkania</text:span><text:line-break/><text:span text:style-name="T4">Ich aromat majowego ogrodu</text:span><text:line-break/><text:span text:style-name="T4">Ja zaś z dziwnego powodu</text:span><text:line-break/><text:span text:style-name="T4">Zawsze lubiłem niezapominajki</text:span></text:p>
      <text:p text:style-name="P11"><text:span text:style-name="T4"/></text:p>
      <text:p text:style-name="P19"><text:span text:style-name="T4">Pamiętam fiołkowy zapach Twoich włosów</text:span><text:line-break/><text:span text:style-name="T4">I beztroskie popołudnia spędzane razem</text:span><text:line-break/><text:span text:style-name="T4">Na miłości prostej jak koniczyna</text:span><text:line-break/><text:span text:style-name="T4">Zakochani stokrotnie, zjednoczeni z naturą</text:span><text:line-break/><text:span text:style-name="T4">Schowani w rajskim ogrodzie Twojego domu</text:span></text:p>
      <text:p text:style-name="P19"><text:span text:style-name="T4"/></text:p>
      <text:p text:style-name="P19"><text:span text:style-name="T4">Pamiętam - rozkwitaliśmy w szczerym polu</text:span><text:line-break/><text:span text:style-name="T4">Gdzie oddawałaś mi swój kwiat</text:span><text:line-break/><text:span text:style-name="T4">Białą różę, jeszcze nie splamioną krwią</text:span><text:line-break/><text:span text:style-name="T4">Chociaż nie byłaś niczym lilia</text:span><text:line-break/><text:span text:style-name="T4">Przyznam, nie lubię lilii</text:span></text:p>
      <text:p text:style-name="P19"><text:span text:style-name="T4"/></text:p>
      <text:p text:style-name="P19"><text:span text:style-name="T4">Pamiętam lawendę Twojego biustonosza</text:span><text:line-break/><text:span text:style-name="T4">Skrywającego pąki Twoich piersi</text:span><text:line-break/><text:span text:style-name="T4">I jak wydobywałem je spragniony</text:span><text:line-break/><text:span text:style-name="T4">By skosztować ich jak zakazanego owocu</text:span><text:line-break/><text:span text:style-name="T4">Jednak żadne z nas nie było jeszcze dojrzałe</text:span></text:p>
      <text:p text:style-name="P19"><text:span text:style-name="T4"/></text:p>
      <text:p text:style-name="P19"><text:span text:style-name="T4">Wszystko odeszło wraz z Tobą daleko</text:span><text:line-break/><text:span text:style-name="T4">Masz tam konwalie - ogród konwalii</text:span><text:line-break/><text:span text:style-name="T4">I się wydawać mogło że w bezsilności</text:span><text:line-break/><text:span text:style-name="T4">Pozostał mnie tylko mlecz dekadenty</text:span><text:line-break/><text:span text:style-name="T4">Podczas gdy w Tobie naturalna płodność</text:span></text:p>
      <text:p text:style-name="P19"><text:soft-page-break/><text:span text:style-name="T4">Jednak wraz z nową wiosną odżyję</text:span><text:line-break/><text:span text:style-name="T4">Miłość jak natura rodzi się cyklicznie</text:span><text:line-break/><text:span text:style-name="T4">A na wspomnienia jakże kiedyś słodkie</text:span><text:line-break/><text:span text:style-name="T4">Dzisiaj już zwiędłe jak w wazonie kwiaty</text:span><text:line-break/><text:span text:style-name="T4">Rzucę złocisty bukiet chryzantem</text:span></text:p>
      <text:p text:style-name="P11"/>
      <text:p text:style-name="P14">Z kontekstu</text:p>
      <text:p text:style-name="P11"/>
      <text:p text:style-name="P7">Szczerze powiedziawszy, prawdę uważam za nudną </text:p>
      <text:p text:style-name="P7">Proszę mnie zrozumieć, nie toleruję kłamstwa </text:p>
      <text:p text:style-name="P7">Ale mówienie wprost... to nie jest w moim stylu </text:p>
      <text:p text:style-name="P7">Nie po to powstało misterium języka </text:p>
      <text:p text:style-name="P7">Aby tak bezczelnie i prymitywnie </text:p>
      <text:p text:style-name="P7">Porzucać konwenanse intelektu </text:p>
      <text:p text:style-name="P7"/>
      <text:p text:style-name="P8">Słowa są jak nici - dosłownie </text:p>
      <text:p text:style-name="P8">Można za ich pomocą utkać sieć domysłów </text:p>
      <text:p text:style-name="P8">W którą zaplączesz zbyt ciekawe rozumy </text:p>
      <text:p text:style-name="P8">I jak muszka w pajęczych sidłach zamotana </text:p>
      <text:p text:style-name="P8">Im bardziej chce się wydostać do oczywistości </text:p>
      <text:p text:style-name="P8">Tym mocniej zostaje związana niedopowiedzeniem </text:p>
      <text:p text:style-name="P8"/>
      <text:p text:style-name="P8">Nie jestem sadystką - proszę mi uwierzyć (sic!) </text:p>
      <text:p text:style-name="P8">To tylko niewinna dziewczęca igraszka</text:p>
      <text:p text:style-name="P8">Zupełnie inna od wszechjawnej perwersji </text:p>
      <text:p text:style-name="P8">Lecz niech Pan przyzna - podoba się Panu </text:p>
      <text:p text:style-name="P8">Ta enigmatyczna wymiana pytań i odwetów </text:p>
      <text:p text:style-name="P8">Ciekawość góruje nad zdrowym rozsądkiem</text:p>
      <text:p text:style-name="P8"><text:s/></text:p>
      <text:p text:style-name="P8">Chciałby Pan znać motywy moich działań </text:p>
      <text:p text:style-name="P8">Być może kiedyś niech Pan podrży w niepewności </text:p>
      <text:p text:style-name="P8">Nie jesteśmy wzajemnie w centrach swych perspektyw </text:p>
      <text:p text:style-name="P8">Dlatego też pomęczę Pana choć Pan w sumie to lubi </text:p>
      <text:p text:style-name="P8">Dzięki mej małej intrydze wie Pan doskonale </text:p>
      <text:p text:style-name="P8">Że w słowach jest moc - pisze Pan wiersze, prawda?</text:p>
      <text:p text:style-name="P11"/>
      <text:p text:style-name="P14">Dla A: Erotyk</text:p>
      <text:p text:style-name="P11"/>
      <text:p text:style-name="P7">Jeszcze się waha - widać w jej oczach<text:line-break/>Zdziwione pytanie: czy to naturalne?<text:line-break/>Czy to tak można, że ciało bezwiednie<text:line-break/>Bez przyzwolenia ani konsultacji?<text:line-break/><text:line-break/>Jak to tak, żeby się poddało<text:line-break/>Nie próbowało protestować</text:p>
      <text:p text:style-name="P15">Nie odsuwało pożądliwej ręki</text:p>
      <text:p text:style-name="P15">Jakby w geście buntu przeciw sobie</text:p>
      <text:p text:style-name="P15">Chciało odciąć siebie od rozsądku</text:p>
      <text:p text:style-name="P15"/>
      <text:p text:style-name="P15">Leży zaskoczona, rozpięta jak bluzka</text:p>
      <text:p text:style-name="P15">Czuje oddech na swej gładkiej skórze<text:line-break/>Wcale nie prosi, cicho oczekuje<text:line-break/>Naprężona w pełnej gotowości<text:line-break/>Przygryza wargę z zaintrygowania<text:line-break/>Niepewna: czy to jest przyjemność?</text:p>
      <text:p text:style-name="P11"/>
      <text:p text:style-name="P14">Dla A: IV Stworzenie</text:p>
      <text:p text:style-name="P11"/>
      <text:p text:style-name="P7">Nie z woli ciała</text:p>
      <text:p text:style-name="P15">Ani z prochu ziemi</text:p>
      <text:p text:style-name="P15">Ani ze słowa</text:p>
      <text:p text:style-name="P15">Ale z głębi niespokojnego ducha</text:p>
      <text:p text:style-name="P15">Wybrałem Ciebie</text:p>
      <text:p text:style-name="P15"/>
      <text:p text:style-name="P15">Nie pierwszego dnia ani szóstego</text:p>
      <text:p text:style-name="P15">Nie na obraz, nie z żebra</text:p>
      <text:p text:style-name="P15">Bez Drzewa ani Jabłka</text:p>
      <text:p text:style-name="P15">Nie potrzebny był nam Owoc</text:p>
      <text:p text:style-name="P15">Aby umieć grzeszyć</text:p>
      <text:p text:style-name="P15"/>
      <text:p text:style-name="P15">Niekoniecznie nadzy</text:p>
      <text:p text:style-name="P15">Nie do końca zawstydzeni</text:p>
      <text:p text:style-name="P15">Nie bez winy pożądania</text:p>
      <text:p text:style-name="P15">Ale całkowicie zespoleni</text:p>
      <text:p text:style-name="P15">W akcie Stworzenia</text:p>
      <text:p text:style-name="P15"/>
      <text:p text:style-name="P15">I już nie ja kocham i nie Ciebie</text:p>
      <text:p text:style-name="P15">Ani nawet Ty mnie nie</text:p>
      <text:p text:style-name="P15">Ale tylko cierpliwi, łaskawi</text:p>
      <text:p text:style-name="P15">My siebie w sobie</text:p>
      <text:p text:style-name="P15">Na wieki wieków</text:p>
      <text:p text:style-name="P15"/>
      <text:p text:style-name="P15">Trwajmy</text:p>
      <text:p text:style-name="P11"/>
      <text:p text:style-name="P14">***</text:p>
      <text:p text:style-name="P11"><text:s/></text:p>
      <text:p text:style-name="P7">Wbrew obiegowej opinii</text:p>
      <text:p text:style-name="P15">Miłość nie chodzi z łukiem A z kosą Bo nie zabija A zbiera plon</text:p>
      <text:p text:style-name="P11"/>
      <text:p text:style-name="P14">Cień</text:p>
      <text:p text:style-name="P11"/>
      <text:p text:style-name="P11"><text:span text:style-name="T4">Przychodzi nocą, nosząc maski z twarzy</text:span><text:line-break/><text:span text:style-name="T4">Lustrzane odbicie z drugiej strony Źródła</text:span><text:line-break/><text:span text:style-name="T4">Nie sposób uciec przed skrzydlatymi snami</text:span><text:line-break/><text:span text:style-name="T4">Którymi mroczy umysł, i choć są złociste</text:span><text:line-break/><text:span text:style-name="T4">Jak promienie słońca spadające na Miasto</text:span><text:line-break/><text:span text:style-name="T4">To koszmary - czym innym są możliwości</text:span><text:line-break/><text:span text:style-name="T4">Których nie wykorzystałeś</text:span><text:line-break/><text:span text:style-name="T3">     </text:span><text:span text:style-name="T4">Zwłaszcza, gdy budujesz coś nowego</text:span><text:line-break/><text:line-break/><text:line-break/><text:span text:style-name="T4">Jego obecność przeczula zmysł wspomnień</text:span><text:line-break/><text:span text:style-name="T4">Każde miejsce jest jak sanktuarium</text:span><text:line-break/><text:span text:style-name="T4">Obciążony doświadczeniem topisz się w pamięci</text:span><text:line-break/><text:span text:style-name="T4">Uwięziony w nieskończonym cyklu powracania</text:span><text:line-break/><text:span text:style-name="T4">Jednak najgorsze ze wszystkich są podobieństwa</text:span><text:line-break/><text:span text:style-name="T4">Niekończący się terror deja vu</text:span><text:line-break/><text:span text:style-name="T4">Bo jaki sens ma miłość,</text:span><text:line-break/><text:span text:style-name="T3">     </text:span><text:span text:style-name="T4">jeśli nie okaże się unikatem?</text:span></text:p>
      <text:p text:style-name="P11"/>
      <text:p text:style-name="P14">Transcendere</text:p>
      <text:p text:style-name="P11"/>
      <text:p text:style-name="P11"><text:span text:style-name="T4">Umysł dałeś mi, by uczynić mnie podobnym</text:span><text:line-break/><text:span text:style-name="T4">Niczym byłoby Dzieło bez jawnej intencji</text:span><text:line-break/><text:span text:style-name="T4">I niczym ona, gdy nikt jej nie może odczytać</text:span><text:line-break/><text:span text:style-name="T4">Umysł dałeś mi, bym umiał przenikać</text:span></text:p>
      <text:p text:style-name="P11"/>
      <text:p text:style-name="P14">Hedonizm</text:p>
      <text:p text:style-name="P11"/>
      <text:p text:style-name="P7">Bo któż mi zabroni gdy wszystko umiera</text:p>
      <text:p text:style-name="P15">Korzystać z tego w czym jeszcze drga iskra</text:p>
      <text:p text:style-name="P15">I w czym dar ożywiania ukryto poszukiwać</text:p>
      <text:p text:style-name="P15">Odczucia by resztki istnienia złapać i ochronić</text:p>
      <text:p text:style-name="P15"/>
      <text:p text:style-name="P15">Lecz jak wśród nagich biustów i nóg kolumnady</text:p>
      <text:p text:style-name="P15">Fabrycznych lub na miarę, zamawianych lub od ręki</text:p>
      <text:p text:style-name="P15">Odnaleźć zaklęcie gorsetów sukni fryzur</text:p>
      <text:p text:style-name="P15">Taktu gracji urody które brzmi kobieta</text:p>
      <text:p text:style-name="P15"/>
      <text:p text:style-name="P15">Lecz jak kiedy mężczyzna to tylko kochanek</text:p>
      <text:p text:style-name="P15">(A żeby jeszcze zdobywca to nie tak źle)</text:p>
      <text:p text:style-name="P15">Gdy sztywny i prosty ma być nie kręgosłup</text:p>
      <text:p text:style-name="P15">Jakże oddać z siebie coś poza nasieniem</text:p>
      <text:p text:style-name="P15"/>
      <text:p text:style-name="P15">Bo jak gdy na pamięć znamy to napięcie</text:p>
      <text:p text:style-name="P15">W każdym nerwie odkrytego już ciała</text:p>
      <text:p text:style-name="P15">Zachować iskrę czułego spojrzenia</text:p>
      <text:p text:style-name="P15">I suspens chwili przed pierwszym pocałunkiem</text:p>
      <text:p text:style-name="P15"/>
      <text:p text:style-name="P15">Bo nawet z językiem podległym perwersji</text:p>
      <text:p text:style-name="P15">Gdy każde słowo brzmi niczym pieszczota</text:p>
      <text:p text:style-name="P15">Jak mamy wyrażać coś innego niż żądzę</text:p>
      <text:p text:style-name="P15">Jak rozdzielić organy od godności i istoty</text:p>
      <text:p text:style-name="P15"/>
      <text:p text:style-name="P15">Proszę nie rozbieraj się niech mnie onieśmieli</text:p>
      <text:p text:style-name="P15">Twoje niewinne spojrzenie i rumieniec wstydu</text:p>
      <text:p text:style-name="P15">Pozwól podziwiać w skromności tajemnicę</text:p>
      <text:p text:style-name="P15">Subtelną pokusę największy z erotyzmów</text:p>
      <text:p text:style-name="P11"/>
      <text:p text:style-name="P14">Studium dłoni</text:p>
      <text:p text:style-name="P11"/>
      <text:p text:style-name="P7">Kątem oka oglądam ścięgna smukłej dłoni</text:p>
      <text:p text:style-name="P15">Długie palce delikatnie obejmują pióro</text:p>
      <text:p text:style-name="P15">Swoją misterną filigranową konstrukcją</text:p>
      <text:p text:style-name="P15">Oglądam jak sunie pięciopalczasty cud natury</text:p>
      <text:p text:style-name="P15">Najdoskonalsze dzieło demiurgicznej inżynierii</text:p>
      <text:p text:style-name="P15">Zwieńczenie ludzkości w szlifowanych paznokciach</text:p>
      <text:p text:style-name="P15">Idee fixe twórczości najdoskonalsze narzędzie</text:p>
      <text:p text:style-name="P15">Podana na powitanie oznacza serdeczność</text:p>
      <text:p text:style-name="P15">Trzymana oddaje się bez reszty</text:p>
      <text:p text:style-name="P15">A raz otwarta już nigdy się nie zaciska</text:p>
      <text:p text:style-name="P11"/>
      <text:p text:style-name="P14">Wydajność poety</text:p>
      <text:p text:style-name="P11"/>
      <text:p text:style-name="P11"><text:span text:style-name="T4">Jeden na dwa udany</text:span><text:line-break/><text:span text:style-name="T4">Ćwierć choć w połowie trafna</text:span><text:line-break/><text:span text:style-name="T4">Z dziesięć procent na sto</text:span><text:line-break/><text:span text:style-name="T4">Od pięciu do trzydziestu minut</text:span><text:line-break/><text:span text:style-name="T4">Myśl jest dzieckiem chwili</text:span><text:line-break/><text:span text:style-name="T4">Nieobliczalna arytmia słów</text:span><text:line-break/><text:span text:style-name="T4">Arytmetyka impresji</text:span></text:p>
      <text:p text:style-name="P11"/>
      <text:p text:style-name="P14">***</text:p>
      <text:p text:style-name="P11"/>
      <text:p text:style-name="P11"><text:span text:style-name="T4">Zatrzymać świat - stanowczo protestuję</text:span><text:line-break/><text:span text:style-name="T4">Nie dajmy się uwięzić w wszechbiegu wydarzeń</text:span><text:line-break/><text:span text:style-name="T4">I aby przestać gonić chwile - oto postuluję</text:span><text:line-break/><text:span text:style-name="T4">Natychmiast rozbić zegary i spalić kalendarze</text:span><text:line-break/><text:line-break/><text:span text:style-name="T4">Słońce ustawić w zenicie, niech świeci poddańczo</text:span><text:line-break/><text:span text:style-name="T4">Usunąć całkowicie zbrodnię pełni i nowiów</text:span><text:line-break/><text:span text:style-name="T4">Gwiazdy porozstawiać po pałacach - niech tańczą</text:span><text:line-break/><text:span text:style-name="T4">Tak wyzwolimy się spod następstwa okowów</text:span><text:line-break/><text:line-break/><text:span text:style-name="T4">A chwyciwszy Kosmos i wrzuciwszy go w tryby</text:span><text:line-break/><text:span text:style-name="T4">Najdzie nas wieczność młoda i spokojna</text:span><text:line-break/><text:span text:style-name="T4">Którą prześnimy, nie pytając, co gdyby    </text:span><text:line-break/><text:span text:style-name="T4">Przyszedł jakiś kryzys, pomór albo wojna</text:span></text:p>
      <text:p text:style-name="P14"><text:span text:style-name="T4">Persona</text:span></text:p>
      <text:p text:style-name="P11"><text:span text:style-name="T4"/></text:p>
      <text:p text:style-name="P7">Szukałem jej, koloru i pogody dnia</text:p>
      <text:p text:style-name="P15">Ze spojrzeniem jak promienie Słońca</text:p>
      <text:p text:style-name="P15">Życiodajnym błyskiem i nimficznym wdziękiem</text:p>
      <text:p text:style-name="P15">Na miarę fantazji o bogini nocy</text:p>
      <text:p text:style-name="P15">Wyobrażałem ją, bezsłownie błądząc myślą</text:p>
      <text:p text:style-name="P15">Widząc rozmyte światło, blade odbicia, cienie</text:p>
      <text:p text:style-name="P15">I aury pojęć: ciepło, rozkosz, piękno</text:p>
      <text:p text:style-name="P15">W przybliżeniu kobieta - definicja ideału </text:p>
      <text:p text:style-name="P15">Przychodzi czas, czuję to od dawna</text:p>
      <text:p text:style-name="P15">Wtedy siądziemy otuleni sobą</text:p>
      <text:p text:style-name="P15">I będziemy spokojnie oglądać</text:p>
      <text:p text:style-name="P20"><text:span text:style-name="T6">Jak powoli rozpada się świat</text:span></text:p>
      <text:p text:style-name="P22"><text:span text:style-name="T7">Dla A. VIII</text:span></text:p>
      <text:p text:style-name="P20"><text:span text:style-name="T7"/></text:p>
      <text:p text:style-name="P20"><text:span text:style-name="T7">Kiedy leżysz naga z nieprzytomnym wzrokiem</text:span><text:span text:style-name="T7"><text:line-break/>A echo Twej kadencji rozbrzmiewa niezgasłe<text:line-break/>W świetle Twej nagości widać każdą strunę<text:line-break/><text:line-break/>Nie cichnie jeszcze oddech, ciało jak instrument<text:line-break/>Czeka wirtuoza by dać jeszcze koncert<text:line-break/>I po serii legat - forte i fermata<text:line-break/><text:line-break/>Wtedy Tchnienie Muzy porywa me dłonie<text:line-break/>A całe powietrze drga od Twego Tchnienia<text:line-break/>Dźwięczy bis harmonii na prośbę Hedone<text:line-break/><text:line-break/>Brzmisz cała w staccato, nastrojona w instynkt<text:line-break/>Unison crescendo w odczuć polifonii:<text:line-break/>Ty - me Opus Magnum, ja - Twój Paganini</text:span></text:p>
      <text:p text:style-name="P20"><text:span text:style-name="T7"/></text:p>
      <text:p text:style-name="P22"><text:span text:style-name="T7">O mędrcach</text:span></text:p>
      <text:p text:style-name="P20"><text:span text:style-name="T7"/></text:p>
      <text:p text:style-name="P15"><text:span text:style-name="T11">Istnieje, to pewne, tak jest - lecz co z tego?</text:span></text:p>
      <text:p text:style-name="P15">Czy się na jestestwie kończy jego rola?</text:p>
      <text:p text:style-name="P15">Człowiek aksjomatów, godność uczonego</text:p>
      <text:p text:style-name="P15">To nie władza a służba, jak nie niewola.</text:p>
      <text:p text:style-name="P15"/>
      <text:p text:style-name="P15">Co więc wynika z naukowca istnienia,</text:p>
      <text:p text:style-name="P15">Jeśli nie wnosi o poprawę przyszłości?</text:p>
      <text:p text:style-name="P15">Tak po prawdzie życie jego jest bez znaczenia,</text:p>
      <text:p text:style-name="P15">Jak jego pęd ku nowoczesności.</text:p>
      <text:p text:style-name="P15"/>
      <text:p text:style-name="P15">Roztropność plebejska, poglądy bez wagi.</text:p>
      <text:p text:style-name="P15">Twierdzi, że nie może zmienić świata biegu</text:p>
      <text:p text:style-name="P15">Ku zagładzie - tak więc nie szuka odwagi,</text:p>
      <text:p text:style-name="P15">Bo co może zrobić on - samotny szczegół?</text:p>
      <text:p text:style-name="P15"/>
      <text:p text:style-name="P15">Nie błyśnie zasługą, by przetrwać w przeszłości.</text:p>
      <text:p text:style-name="P15">Umrą jednostki, minie wielkich era.</text:p>
      <text:p text:style-name="P15">Nikt już nie zerwie pęt powtarzalności.</text:p>
      <text:p text:style-name="P15">Pozostanie tylko "cnota et caetera".</text:p>
      <text:p text:style-name="P15"/>
      <text:p text:style-name="P15">Nie wieszczę śmierci innowacji z przekory.</text:p>
      <text:p text:style-name="P15">Pisali już o tym wcześniej dekadenci.</text:p>
      <text:p text:style-name="P15">Gdy wszyscy są równi - zwalą bez pokory</text:p>
      <text:p text:style-name="P15">To, co wznosili królowie i święci.</text:p>
      <text:p text:style-name="P15"/>
      <text:p text:style-name="P15">Nie jestem z tych, którym demokracja wadzi.</text:p>
      <text:p text:style-name="P15">Nie marzy mi się miejsce wśród królewskiej świty.</text:p>
      <text:p text:style-name="P15">Lecz straciliśmy, co imperia prowadzi:</text:p>
      <text:p text:style-name="P15">Brakuje nam wolnej, wyniosłej elity.</text:p>
      <text:p text:style-name="P15"/>
      <text:p text:style-name="P15">Chcę przeciwstawić powszechnej indolencji</text:p>
      <text:p text:style-name="P15"><text:soft-page-break/>Rozum i staranie umarłych pionierów.</text:p>
      <text:p text:style-name="P15">Pragnę, aby ożył duch inteligencji</text:p>
      <text:p text:style-name="P15">I nim będzie za późno chwycił świat u steru.</text:p>
      <text:p text:style-name="P15"/>
      <text:p text:style-name="P15">Niech możni i rządzący wystąpią z układów,</text:p>
      <text:p text:style-name="P15">A ludzie prości niech rosną w mądrości.</text:p>
      <text:p text:style-name="P15">Inaczej nie zatrzymamy tego rozkładu</text:p>
      <text:p text:style-name="P15">I będziemy jak niegdyś Rzym - bez przyszłości.</text:p>
      <text:p text:style-name="P15"/>
      <text:p text:style-name="P15">A umiejętni niech będą latarnią,</text:p>
      <text:p text:style-name="P15">Upadku zmorą a nie jego powodem.</text:p>
      <text:p text:style-name="P15">Swym dalekim wzrokiem, co przyjdzie, ogarną</text:p>
      <text:p text:style-name="P15">I niech nas strzegą przed śmiercią i głodem.</text:p>
      <text:p text:style-name="P15"/>
      <text:p text:style-name="P15">I uczeni przejąć niech nie pragną władzy,</text:p>
      <text:p text:style-name="P15">Choć wielką wiedzę i moc daje nauka.</text:p>
      <text:p text:style-name="P15">Niech nie wstrzymują bohaterskiej pracy,</text:p>
      <text:p text:style-name="P15">Bo godność mędrców to służba i sztuka.</text:p>
      <text:p text:style-name="P20"><text:span text:style-name="T7"/></text:p>
      <text:p text:style-name="P22"><text:span text:style-name="T7">Prolog</text:span></text:p>
      <text:p text:style-name="P20"><text:span text:style-name="T7"/></text:p>
      <text:p text:style-name="P15"><text:span text:style-name="T11">Cienką strużką atramentu zapisane</text:span></text:p>
      <text:p text:style-name="P15">Komórki rozumu</text:p>
      <text:p text:style-name="P16">     <text:span text:style-name="T2">Atomy świata</text:span></text:p>
      <text:p text:style-name="P16">          <text:span text:style-name="T2">Zaklęcia tworzenia</text:span></text:p>
      <text:p text:style-name="P15">Cienką strużką na białej kartce</text:p>
      <text:p text:style-name="P15">Otwartym umyśle</text:p>
      <text:p text:style-name="P16">     <text:span text:style-name="T2">Czystym życiorysie</text:span></text:p>
      <text:p text:style-name="P16">          <text:span text:style-name="T2">Tętniącym sercu</text:span></text:p>
      <text:p text:style-name="P15">W świetle czasu uwieczniony Wszechświat</text:p>
      <text:p text:style-name="P15">W pryzmacie osoby jedyny i prywatny</text:p>
      <text:p text:style-name="P15">Bo słowa tkanką umysłu, emocje ducha</text:p>
      <text:p text:style-name="P15">A rzeczywistość składa się z perspektyw</text:p>
      <text:p text:style-name="P20"><text:span text:style-name="T7"/></text:p>
      <text:p text:style-name="P22"><text:span text:style-name="T7">Ariergarda</text:span></text:p>
      <text:p text:style-name="P20"><text:span text:style-name="T7"/></text:p>
      <text:p text:style-name="P20"><text:span text:style-name="T8">"Idź wyprostowany wśród tych co na kolanach"</text:span><text:span text:style-name="T7"> </text:span></text:p>
      <text:p text:style-name="P20"><text:span text:style-name="T7"/></text:p>
      <text:p text:style-name="P20"><text:span text:style-name="T7">Bądź jak źródło górskie bystry i przejrzysty </text:span></text:p>
      <text:p text:style-name="P20"><text:span text:style-name="T7">Spokojny i cichy jak morze o świcie </text:span></text:p>
      <text:p text:style-name="P20"><text:span text:style-name="T7">Stój niczym skała niewzruszony i twardy </text:span></text:p>
      <text:p text:style-name="P20"><text:span text:style-name="T7">I wzrastaj jak dąb długowieczny i dumny</text:span></text:p>
      <text:p text:style-name="P10"/>
      <text:p text:style-name="P10">Niech myśl Twoja nieuchwytna niesiona wiatrem </text:p>
      <text:p text:style-name="P10">Rozpala płomień czynów każdym Twoim słowem</text:p>
      <text:p text:style-name="P19"><text:span text:style-name="T4">Bądź jak posągi zapomnianych czasów</text:span><text:line-break/><text:span text:style-name="T4">Piękny dobry wierny ideałom</text:span></text:p>
      <text:p text:style-name="P24"><text:span text:style-name="T5">Dla A. IX</text:span></text:p>
      <text:p text:style-name="P19"><text:span text:style-name="T5"/></text:p>
      <text:p text:style-name="P15"><text:span text:style-name="T11">Niektórzy wsiadają do złego tramwaju</text:span></text:p>
      <text:p text:style-name="P15">Inni chodzą złą stroną chodnika</text:p>
      <text:p text:style-name="P15">Jeszcze inni wcale się nie spóźniają</text:p>
      <text:p text:style-name="P16">     <text:span text:style-name="T2">kiedy spóźnić się powinni</text:span></text:p>
      <text:p text:style-name="P15">Częsć wybiera zły park do spaceru</text:p>
      <text:p text:style-name="P15">Garstka - dostaje zły bilet w kinie</text:p>
      <text:p text:style-name="P15">Kilku nieszczęśliwców przypadkiem</text:p>
      <text:p text:style-name="P16">     <text:span text:style-name="T2">odwraca wzrok w przeciwną stronę</text:span></text:p>
      <text:p text:style-name="P15">A ja - byłem farciarzem</text:p>
      <text:p text:style-name="P15">Zderzając się z Tobą w czasoprzestrzeni</text:p>
      <text:p text:style-name="P19"><text:span text:style-name="T4">Z nadprzyrodzoną dokładnością</text:span></text:p>
      <text:p text:style-name="P24"><text:span text:style-name="T5">*** </text:span></text:p>
      <text:p text:style-name="P19"><text:span text:style-name="T5"/></text:p>
      <text:p text:style-name="P19"><text:span text:style-name="T5">Zaczelo sie, gdy skuto nas wolnoscia<text:line-break/>A brak granic stal sie ograniczeniem<text:line-break/>Ze wzgledu na fakt, ze wychowanie niektorych<text:line-break/>Bylo w istocie tresura</text:span></text:p>
      <text:p text:style-name="P19"><text:span text:style-name="T4"/></text:p>
      <text:p text:style-name="P19"><text:span text:style-name="T4">Nic dziwnego, ze byli jak zwierzeta</text:span><text:line-break/><text:span text:style-name="T4">Trawili, pilii  oddychali ogolem</text:span><text:line-break/><text:span text:style-name="T4">Trudno bylo im sie obyc bez nitki miesni</text:span><text:line-break/><text:span text:style-name="T4">Czy kropli sadla</text:span></text:p>
      <text:p text:style-name="P19"><text:span text:style-name="T4"/></text:p>
      <text:p text:style-name="P19"><text:span text:style-name="T4">Jako nieloty przyjeli wiec za ideologie</text:span><text:line-break/><text:span text:style-name="T4">Zrownac wszystko do ich poziomu</text:span><text:line-break/><text:span text:style-name="T4">Aby nikt nie lecial ku gwiazdom</text:span><text:line-break/><text:span text:style-name="T4">Albo innym transcendencjom</text:span></text:p>
      <text:p text:style-name="P19"><text:span text:style-name="T4"/></text:p>
      <text:p text:style-name="P19"><text:span text:style-name="T4">Nie nawracam ale zachowajmy</text:span><text:line-break/><text:span text:style-name="T4">Nieco pokory przed aksjomatami</text:span><text:line-break/><text:span text:style-name="T4">Bo nawet oni sie zorientowali</text:span><text:line-break/><text:span text:style-name="T4">Ze plaszczac sie do ziemi w istocie</text:span><text:line-break/><text:span text:style-name="T4">Zmierzamy do piachu</text:span></text:p>
      <text:p text:style-name="P19"><text:span text:style-name="T5"/></text:p>
      <text:p text:style-name="P24"><text:span text:style-name="T5">Archetyp</text:span></text:p>
      <text:p text:style-name="P19"><text:span text:style-name="T5"/></text:p>
      <text:p text:style-name="P19"><text:span text:style-name="T5">Tak, bym każdą nitkę ciała poczuł, uderz<text:line-break/>Oznacz deszczem rózg rząd i posiadanie<text:line-break/>Na atlasowych barkach, z których się stoczył<text:line-break/>Firmament, niegdyś trzymany przez bogów</text:span></text:p>
      <text:p text:style-name="P19"><text:span text:style-name="T4"/></text:p>
      <text:p text:style-name="P19"><text:span text:style-name="T4">Jęknę z bólu, nieprzyzwyczajony do cierpienia</text:span><text:line-break/><text:span text:style-name="T4">Z lękliwym odruchem odsuwania się od ciosu</text:span><text:line-break/><text:span text:style-name="T4">Nie odziedziczyłem po przodkach tej cechy</text:span><text:line-break/><text:span text:style-name="T4">Która pozwalała im cierpieć z kamienną godnością</text:span></text:p>
      <text:p text:style-name="P19"><text:span text:style-name="T4"/></text:p>
      <text:p text:style-name="P19"><text:span text:style-name="T4">Zwiążesz moje ręce nieskalane fizyczną pracą</text:span><text:line-break/><text:span text:style-name="T4">Małe i delikatne, niezdolne do żelaznej kontroli</text:span><text:line-break/><text:span text:style-name="T4">Ani zaciskania pięści, ni dzierżenia jak kiedyś</text:span><text:line-break/><text:span text:style-name="T4">Dzierżyli berło, miecz lub łopatę pionierzy ludzkości</text:span></text:p>
      <text:p text:style-name="P19"><text:span text:style-name="T4"/></text:p>
      <text:p text:style-name="P19"><text:span text:style-name="T4">Ugryzę Twój palec - tak bardzo pragnę konsumować</text:span><text:line-break/><text:span text:style-name="T4">Dasz łaskawie kosztować siodłając mój język</text:span><text:line-break/><text:span text:style-name="T4">Takim przemawiali królowie prowadząc szarżę rycerską</text:span><text:line-break/><text:span text:style-name="T4">A przywódcy imperiów pisali nim karty historii</text:span></text:p>
      <text:p text:style-name="P19"><text:span text:style-name="T4"/></text:p>
      <text:p text:style-name="P19"><text:span text:style-name="T4">Zhańbisz doszczętnie, przekraczając granicę ciała</text:span><text:line-break/><text:span text:style-name="T4">I odwracając naturalny porządek jak dłutem</text:span><text:line-break/><text:span text:style-name="T4">Którym rzeźbili boginie, tytanów i władców</text:span><text:line-break/><text:span text:style-name="T4">Albo jak umierali na wskroś przebici pociskami</text:span></text:p>
      <text:p text:style-name="P19"><text:span text:style-name="T4"/></text:p>
      <text:p text:style-name="P19"><text:span text:style-name="T4">A kiedy zamrę już całkiem, skwitujesz uśmiechem</text:span><text:line-break/><text:span text:style-name="T4">Ponownie zatryumfujesz - nie trzeba feminizmu</text:span><text:line-break/><text:span text:style-name="T4">Zapalisz, zapłacę, odejdziesz do swoich spraw</text:span><text:line-break/><text:span text:style-name="T4">Pozostawiajac mnie - samca bez archetypu</text:span></text:p>
      <text:p text:style-name="P19"><text:span text:style-name="T5"/></text:p>
      <text:p text:style-name="P24"><text:span text:style-name="T5">Totentanz</text:span></text:p>
      <text:p text:style-name="P19"><text:span text:style-name="T5"/></text:p>
      <text:p text:style-name="P15"><text:span text:style-name="T11">Jak stwórca Chochoła piszę pod wpływem odurzenia</text:span></text:p>
      <text:p text:style-name="P15">Sen też jest pewnego rodzaju narkotykiem</text:p>
      <text:p text:style-name="P15">Zwłaszcza, że niektórym nie chce się budzić    </text:p>
      <text:p text:style-name="P16">     <text:span text:style-name="T2">by co rano widzieć</text:span></text:p>
      <text:p text:style-name="P15">Ten sam ferment rozkładanej kultury</text:p>
      <text:p text:style-name="P15"/>
      <text:p text:style-name="P15">Mam świadomość, że fioritury bywały tylko na salonach</text:p>
      <text:p text:style-name="P15">Naiwne jest twierdzenie przeciwne, przecież każdy z nas</text:p>
      <text:p text:style-name="P15">Ma po trochu krew zmieszaną z błotem tej ziemi</text:p>
      <text:p text:style-name="P16">     <text:span text:style-name="T2">której podcięto skrzydła</text:span></text:p>
      <text:p text:style-name="P15"/>
      <text:p text:style-name="P15">Trudno więc oczekiwać od każdego bycia inteligentem</text:p>
      <text:p text:style-name="P15">A jednak pojawia się nuta goryczy, kiedy się skazuje</text:p>
      <text:p text:style-name="P15">Liszta na trzeci z rzędu bis, mając świadomość,</text:p>
      <text:p text:style-name="P15">Że Totentanz mogli napisać tylko ludzie już martwi</text:p>
      <text:p text:style-name="P15"/>
      <text:p text:style-name="P15">Mieli czas na piana i pianina, Tacyta i tacet,</text:p>
      <text:p text:style-name="P15">Z diminuendo wpisanym w naturę powracają</text:p>
      <text:p text:style-name="P15">Tańczyć z nami w tempo rubato ab Dei</text:p>
      <text:p text:style-name="P19"><text:span text:style-name="T5"/></text:p>
      <text:p text:style-name="P24"><text:span text:style-name="T5">*** </text:span></text:p>
      <text:p text:style-name="P19"><text:span text:style-name="T5"/></text:p>
      <text:p text:style-name="P19"><text:span text:style-name="T5">właśnie ona odróżnia nas od aniołów<text:line-break/>i wynosi ponad twory ziemi<text:line-break/>czasami jest namaszczeniem utraconą krwią<text:line-break/>kluczowy element ludzkiej definicji<text:line-break/><text:line-break/>lubuje się w przestrzeniach i wyborach<text:line-break/>na zawsze wiążących żelazną konsekwencją<text:line-break/>nie w statuach zaklęta a w lotności<text:line-break/>przepływie czasu z ciała do ducha<text:line-break/><text:line-break/>gdyby nie ona bylibyśmy szczęśliwsi<text:line-break/>nie pytalibyśmy o sens czy nieistnienie<text:line-break/>ale to właśnie dzięki niej upadamy<text:line-break/>bez upadków nikt by nie wzlatywał</text:span></text:p>
      <text:p text:style-name="P19"><text:span text:style-name="T5"/></text:p>
      <text:p text:style-name="P24"><text:span text:style-name="T5">Dla A. XII świetlistość</text:span></text:p>
      <text:p text:style-name="P19"><text:span text:style-name="T5"/></text:p>
      <text:p text:style-name="P19"><text:span text:style-name="T5">Ogrom przestrzeni i tylko światło<text:line-break/>Tylko światło, ona i ja<text:line-break/>I jesienny chłód, jakby promienie z lodu<text:line-break/>Jakby jedynym płomieniem byliśmy my</text:span></text:p>
      <text:p text:style-name="P19"><text:span text:style-name="T5"/></text:p>
      <text:p text:style-name="P14">Jeden z wielu</text:p>
      <text:p text:style-name="P11"/>
      <text:p text:style-name="P11"><text:span text:style-name="T4">Czym miałbym Cię wyróżnić?</text:span><text:line-break/><text:span text:style-name="T4">Jesteś jedynie ciągiem słów</text:span><text:line-break/><text:span text:style-name="T4">W unikalnej konfiguracji</text:span></text:p>
      <text:p text:style-name="P19"><text:span text:style-name="T4"/></text:p>
      <text:p text:style-name="P19"><text:span text:style-name="T4">Jest tyle innych wierszy</text:span><text:line-break/><text:span text:style-name="T4">Permutowanych w nieskończoność</text:span><text:line-break/><text:span text:style-name="T4">Nigdy nie będziesz wyjątkowy</text:span></text:p>
      <text:p text:style-name="P19"><text:span text:style-name="T4"/></text:p>
      <text:p text:style-name="P19"><text:span text:style-name="T4">Chyba że schowam między Twe litery</text:span><text:line-break/><text:span text:style-name="T4">Kilka wspomnień z potoku tygodni</text:span><text:line-break/><text:span text:style-name="T4">Genialną myśl lub kawałek duszy</text:span></text:p>
      <text:p text:style-name="P11"/>
      <text:p text:style-name="P14">Rezonans</text:p>
      <text:p text:style-name="P11"/>
      <text:p text:style-name="P7">Powiedz jedno tylko słowo<text:line-break/>Ukołysz swą miękką mową<text:line-break/>A ja całym sobą zadrżę<text:line-break/>Tembrem jedynego głosu </text:p>
      <text:p text:style-name="P13"/>
      <text:p text:style-name="P8">Powiedz choćby jedną zgłoskę<text:line-break/>Niech odbija się od ścian<text:line-break/>A jej nieskończone echo<text:line-break/>Ruszy chłodnymi murami </text:p>
      <text:p text:style-name="P13"/>
      <text:p text:style-name="P8">Wydaj jeden cichy dźwięk<text:line-break/>Choćby szept albo westchnienie<text:line-break/>A w odezwie cały Wszechświat</text:p>
      <text:p text:style-name="P15">Rozbrzmi tęczą Twego głosu</text:p>
      <text:p text:style-name="P11"/>
      <text:p text:style-name="P14">*** (Dla A. 0)</text:p>
      <text:p text:style-name="P11"/>
      <text:p text:style-name="P11"><text:span text:style-name="T4">Chodźmy na spacer poza realizm</text:span><text:line-break/><text:span text:style-name="T4">Zagińmy, opuśćmy czas</text:span><text:line-break/><text:span text:style-name="T4">Bez ostrzeżenia, nie patrząc na nic</text:span><text:line-break/><text:span text:style-name="T4">Weźmy wspomnienia i nas</text:span></text:p>
      <text:p text:style-name="P15"/>
      <text:p text:style-name="P19"><text:span text:style-name="T4">Podaj mi rękę, w szum wody biegnijmy</text:span><text:line-break/><text:span text:style-name="T4">W cień liści wysokich drzew</text:span><text:line-break/><text:span text:style-name="T4">Leżmy w spokoju tak harmonijnym</text:span><text:line-break/><text:span text:style-name="T4">Wsłuchani w skowronków śpiew</text:span></text:p>
      <text:p text:style-name="P15"/>
      <text:p text:style-name="P19"><text:span text:style-name="T4">Zgubmy się w nieprzytomnych spojrzeniach</text:span><text:line-break/><text:span text:style-name="T4">Zatopmy się w szczęśliwym śnie</text:span><text:line-break/><text:span text:style-name="T4">Na świeżej trawie w słońca promieniach</text:span><text:line-break/><text:span text:style-name="T4">Nie patrząc jak świat ślepo mknie</text:span></text:p>
      <text:p text:style-name="P15"/>
      <text:p text:style-name="P19"><text:span text:style-name="T4">Chodźmy więc razem, niech znowu nas nie ma</text:span><text:line-break/><text:span text:style-name="T4">Zniknijmy na chwilę lub dwie</text:span><text:line-break/><text:span text:style-name="T4">Potem wrócimy z dolin uniesienia</text:span><text:line-break/><text:span text:style-name="T4">A co będzie z nami - kto wie</text:span></text:p>
      <text:p text:style-name="P11"/>
      <text:p text:style-name="P6">O poezji</text:p>
      <text:p text:style-name="P3"/>
      <text:p text:style-name="P3">Jeśli już odważa się pisać wiersze</text:p>
      <text:p text:style-name="P4">Winno się należycie ważyć słowa</text:p>
      <text:p text:style-name="P4">I pisać o rzeczach ważkich nie banalnych</text:p>
      <text:p text:style-name="P4">Tymczasem przeważa pogląd lekceważący</text:p>
      <text:p text:style-name="P5"> </text:p>
      <text:p text:style-name="P4">Nie mam jednak siły prowadzić polemiki</text:p>
      <text:p text:style-name="P4">To po prostu wytrącenie z równowagi</text:p>
      <text:p text:style-name="P4">Intelekt w proszku etos rozwalony</text:p>
      <text:p text:style-name="P4">Puste sentencje walają się po kartkach</text:p>
      <text:p text:style-name="P11"/>
      <text:p text:style-name="P14">Dla A. I</text:p>
      <text:p text:style-name="P11"/>
      <text:p text:style-name="P11"><text:span text:style-name="T4">Pisać o cieple Twojego dotyku</text:span><text:line-break/><text:span text:style-name="T4">Niesamowitej impresji bliskości</text:span><text:line-break/><text:span text:style-name="T4">Mówić o słowach którymi wzajemnie</text:span><text:line-break/><text:span text:style-name="T4">Obejmujemy siebie w geście ukochania</text:span><text:line-break/><text:line-break/><text:span text:style-name="T4">Malować przestrzenie złocistych łanów</text:span><text:line-break/><text:span text:style-name="T4">Refleksjami Słońca w Twoich włosach</text:span><text:line-break/><text:span text:style-name="T4">Zatapiać się w sklepieniu Twoich oczu</text:span><text:line-break/><text:span text:style-name="T4">Bezmiarze błękitnej definicji piękna  </text:span><text:line-break/><text:line-break/><text:span text:style-name="T4">Próbować uchwycić moment pocałunku</text:span><text:line-break/><text:span text:style-name="T4">Żarliwej adoracji nieziemskiej urody</text:span><text:line-break/><text:span text:style-name="T4">Opisać miękkość warg ukochanych</text:span><text:line-break/><text:span text:style-name="T4">Delikatność pieszczot i szczyty rozkoszy</text:span><text:line-break/><text:line-break/><text:span text:style-name="T4">Nicże to, nie ma takiej poezji</text:span><text:line-break/><text:span text:style-name="T4">Zdolnej oddać wyjątkowość chwili</text:span><text:line-break/><text:span text:style-name="T4">Lecz jeżeli zechcesz wierszy o miłości</text:span><text:line-break/><text:span text:style-name="T4">Spójrz mi w oczy i czytaj nasze szczęście</text:span></text:p>
      <text:p text:style-name="P11"/>
      <text:p text:style-name="P14">Dla A. III All'Improvviso</text:p>
      <text:p text:style-name="P11"/>
      <text:p text:style-name="P11"><text:span text:style-name="T4">Jakim to cudem</text:span><text:line-break/><text:span text:style-name="T4">Trafiła mi się tak niesamowita kobieta</text:span><text:line-break/><text:span text:style-name="T4">Jak tak można odnaleźć, odkryć</text:span><text:line-break/><text:span text:style-name="T4">Taki temperament</text:span><text:line-break/><text:span text:style-name="T4">Takie ciepło</text:span><text:line-break/><text:span text:style-name="T4">I błysk w oczach</text:span><text:line-break/><text:span text:style-name="T4">Iskrę uczucia</text:span><text:line-break/><text:span text:style-name="T4">Jakże to</text:span><text:line-break/><text:span text:style-name="T4">Wieczne zadziwienie</text:span><text:line-break/><text:span text:style-name="T4">Zdumienie nad cudem</text:span><text:line-break/><text:span text:style-name="T4">Czy w rajskich ogrodach</text:span><text:line-break/><text:span text:style-name="T4">Tam, w greckiej mitologii</text:span><text:line-break/><text:span text:style-name="T4">Czy tam takie znajdują się</text:span><text:line-break/><text:span text:style-name="T4">Nimfy</text:span><text:line-break/><text:span text:style-name="T4">Bo chyba tylko</text:span><text:line-break/><text:span text:style-name="T4">Z poza światów mogłaby taka</text:span><text:line-break/><text:span text:style-name="T4">Przyjść</text:span><text:line-break/><text:span text:style-name="T4">Uwieść</text:span><text:line-break/><text:span text:style-name="T4">I zabrać do raju</text:span></text:p>
      <text:p text:style-name="P11"/>
      <text:p text:style-name="P14">Dla A. V Na pierwsze pożegnanie</text:p>
      <text:p text:style-name="P11"/>
      <text:p text:style-name="P7">W jednym spojrzeniu, jak na dłoni</text:p>
      <text:p text:style-name="P15">Czyste, w całości oddane</text:p>
      <text:p text:style-name="P15">Jeszcze tętni niespokojnym rytmem</text:p>
      <text:p text:style-name="P15">Wyrywa się, spragniony klejnot</text:p>
      <text:p text:style-name="P15">Nie umiem odwrócić wzroku</text:p>
      <text:p text:style-name="P15">Nie sposób odpowiedzieć</text:p>
      <text:p text:style-name="P15">Jak można przyjąć taki podarunek</text:p>
      <text:p text:style-name="P15">Gdy nawet wzajemność nie wystarcza</text:p>
      <text:p text:style-name="P11"/>
      <text:p text:style-name="P14">Dla A. VI</text:p>
      <text:p text:style-name="P11"/>
      <text:p text:style-name="P11"><text:span text:style-name="T4">Twoim płomieniem rozświetl mnie</text:span><text:line-break/><text:span text:style-name="T4">Jak Słońce zwiastuj dzień</text:span><text:line-break/><text:span text:style-name="T4">Budź o świcie, a z odejściem</text:span><text:line-break/><text:span text:style-name="T4">Kładź do snu</text:span><text:line-break/><text:line-break/><text:span text:style-name="T4">Twoim płomieniem rozpal mnie</text:span><text:line-break/><text:span text:style-name="T4">W mym ciele płomień skryj</text:span><text:line-break/><text:span text:style-name="T4">Niech grzeje mnie żar uczuć Twych</text:span><text:line-break/><text:span text:style-name="T4">I dotyk</text:span><text:line-break/><text:line-break/><text:span text:style-name="T4">Twoim płomieniem roztop mnie</text:span><text:line-break/><text:span text:style-name="T4">Przelej w kielich swój</text:span><text:line-break/><text:span text:style-name="T4">I kosztuj mnie wraz z każdym dniem</text:span><text:line-break/><text:span text:style-name="T4">Jak wodę</text:span></text:p>
      <text:p text:style-name="P11"/>
      <text:p text:style-name="P14">Szekspirowski sonet dziewiętnasty</text:p>
      <text:p text:style-name="P11"/>
      <text:p text:style-name="P7">Żarłoczny Czasie, co tępisz szpony zwierza</text:p>
      <text:p text:style-name="P15">I obracasz w proch słodkie ziemskie plemię</text:p>
      <text:p text:style-name="P15">Wyrwij kły dzikiej bestii i ze skałą zmieszaj</text:p>
      <text:p text:style-name="P15">A popiołem wiecznego feniksa zasyp całą ziemię</text:p>
      <text:p text:style-name="P15"/>
      <text:p text:style-name="P15">Zadość uczyń w Twym biegu nieskończonym latom</text:p>
      <text:p text:style-name="P15">Folguj swojej woli, Gońcu Niedościgły</text:p>
      <text:p text:style-name="P15">Możesz zrobić wszystko szerokiemu światu</text:p>
      <text:p text:style-name="P15">Jednak jednej zbrodni nie popełnisz nigdy</text:p>
      <text:p text:style-name="P15"/>
      <text:p text:style-name="P15">Nie wypaczysz godzinami lubej mojej lica</text:p>
      <text:p text:style-name="P15">Ani nie zarysujesz go swym antycznym piórem</text:p>
      <text:p text:style-name="P15">Nim może władać szlachetna Twa prawica</text:p>
      <text:p text:style-name="P15"/>
      <text:p text:style-name="P15">Bo przyszłe pokolenia zachwycą się chórem</text:p>
      <text:p text:style-name="P15">Mimo Twej opresji, pięknem jej oblicza</text:p>
      <text:p text:style-name="P15">Uchronionego na wieczność mego wiersza murem</text:p>
      <text:p text:style-name="P11"/>
      <text:p text:style-name="P14"><text:span text:style-name="T4">Blade</text:span></text:p>
      <text:p text:style-name="P11"><text:span text:style-name="T4"/></text:p>
      <text:p text:style-name="P11"><text:span text:style-name="T4">Blade jest światło nocnej lampy</text:span><text:line-break/><text:span text:style-name="T4">Blade dźwięki gitar ze słuchawek</text:span><text:line-break/><text:span text:style-name="T4">Blada jest mgła w lesie za oknem</text:span><text:line-break/><text:span text:style-name="T4">Blade refleksy ciepłych wspomnień</text:span><text:line-break/><text:line-break/><text:span text:style-name="T4">Blade jest światło błagalnych rac</text:span><text:line-break/><text:span text:style-name="T4">Blade dźwięki śmiertelnych wystrzałów</text:span><text:line-break/><text:span text:style-name="T4">Blada jest krew oddana za życie</text:span><text:line-break/><text:span text:style-name="T4">Blade wspomnienie domowego ciepła</text:span><text:line-break/><text:line-break/><text:span text:style-name="T4">Blada jest melancholia wobec bólu</text:span><text:line-break/><text:span text:style-name="T4">Blada nieporadność wobec nieuchronności</text:span><text:line-break/><text:span text:style-name="T4">Blady jest komfort wobec honoru</text:span><text:line-break/><text:span text:style-name="T4">Blada ugodowość wobec waleczności</text:span><text:line-break/><text:line-break/><text:span text:style-name="T4">I blada jest twarz martwego żołnierza</text:span><text:line-break/><text:span text:style-name="T4">Całe jego życie upłynęło dla tej rany</text:span><text:line-break/><text:span text:style-name="T4">Za co umierał - niewielu wciąż rozumie</text:span><text:line-break/><text:span text:style-name="T4">Tak blade jest wszystko w obliczu tej ofiary</text:span></text:p>
      <text:p text:style-name="P11"/>
      <text:p text:style-name="P14"><text:span text:style-name="T4">Dzisiaj znowu</text:span><text:line-break/><text:span text:style-name="T4">Znalazłaś się</text:span><text:line-break/><text:span text:style-name="T4">Przypadkiem</text:span><text:line-break/><text:span text:style-name="T3">     </text:span><text:span text:style-name="T4">(lub nie)</text:span><text:line-break/><text:span text:style-name="T4">W moim wierszu</text:span></text:p>
      <text:p text:style-name="P11"/>
      <text:p text:style-name="P14">Heyr, himna smidhur</text:p>
      <text:p text:style-name="P11"/>
      <text:p text:style-name="P9">Słysz, Stwórco Przestworzy</text:p>
      <text:p text:style-name="P18">Jak pieśniarz się korzy</text:p>
      <text:p text:style-name="P18">Niech ukoi mnie</text:p>
      <text:p text:style-name="P18">Miłosierdzie Twe</text:p>
      <text:p text:style-name="P18">Niech wsławi imię</text:p>
      <text:p text:style-name="P18">Stwórcy pieśni dzwięk</text:p>
      <text:p text:style-name="P18">Sługi skromnego</text:p>
      <text:p text:style-name="P18">Panie Wszystkiego</text:p>
      <text:p text:style-name="P18">Boże, wzywam Cię</text:p>
      <text:p text:style-name="P18">Byś uzdrowił mnie</text:p>
      <text:p text:style-name="P18">Pomnij, Łagodny,</text:p>
      <text:p text:style-name="P18">Żeś nam niezbędny</text:p>
      <text:p text:style-name="P18">W łaskę obfity</text:p>
      <text:p text:style-name="P18">Boże przebity</text:p>
      <text:p text:style-name="P18">Wyzuj smutki dni</text:p>
      <text:p text:style-name="P18">Z serca świątyni</text:p>
      <text:p text:style-name="P18">Boże, pilnuj mnie</text:p>
      <text:p text:style-name="P18">Potrzebuję Cię</text:p>
      <text:p text:style-name="P18">W chwilach słabości</text:p>
      <text:p text:style-name="P18">W świecie ludzkości</text:p>
      <text:p text:style-name="P18">Synu Dziewicy</text:p>
      <text:p text:style-name="P18">Z Twojej krynicy</text:p>
      <text:p text:style-name="P18">Wszelka pomoc dla</text:p>
      <text:p text:style-name="P18">Mojego serca</text:p>
      <text:p text:style-name="P11"/>
      <text:p text:style-name="P14">Dla A. X</text:p>
      <text:p text:style-name="P11"/>
      <text:p text:style-name="P11"><text:span text:style-name="T4">Wciaz sie zakochiwac i siegac zatracenia</text:span><text:line-break/><text:span text:style-name="T4">Topic sie w Twoich oczach jeszcze tysiac razy</text:span><text:line-break/><text:span text:style-name="T4">Stawac w zachwycie nad obliczem bez skazy</text:span><text:line-break/><text:span text:style-name="T4">I spiewac hymny zrodle mego upojenia</text:span></text:p>
      <text:p text:style-name="P19"><text:span text:style-name="T4"/></text:p>
      <text:p text:style-name="P19"><text:span text:style-name="T4">Szalec i zmysly tracic, wciaz zapamietywac</text:span><text:line-break/><text:span text:style-name="T4">Brzmienie Twego imienia i wciaz o swiecie</text:span><text:line-break/><text:span text:style-name="T4">Zapominac bez reszty nie potrzebny przeciez</text:span><text:line-break/><text:span text:style-name="T4">Kosmos, gdy w Twym spojrzeniu moge swiat odkrywac</text:span></text:p>
      <text:p text:style-name="P19"><text:span text:style-name="T4"/></text:p>
      <text:p text:style-name="P19"><text:span text:style-name="T4">Nie w marmurze zakleto Helene ani w skale</text:span><text:line-break/><text:span text:style-name="T4">Ale w Twojej postaci spelnia sie natchnienie</text:span><text:line-break/><text:span text:style-name="T4">Idealu Twego nikt nie odda doskonale</text:span><text:line-break/></text:p>
      <text:p text:style-name="P19"><text:span text:style-name="T4">Jak nie odda uwielbienia mego slow wieniec</text:span></text:p>
      <text:p text:style-name="P19"><text:span text:style-name="T4">Pozwol tylko podziwiac jak w cennym krysztale</text:span><text:line-break/><text:span text:style-name="T4">Wielobarwne i nieskonczone Twoje spojrzenie</text:span></text:p>
      <text:p text:style-name="P11"/>
      <text:p text:style-name="P14">Dla A. XI</text:p>
      <text:p text:style-name="P11"/>
      <text:p text:style-name="P11"><text:span text:style-name="T4">Moje rece bezwiednie szukaja Ciebie </text:span><text:line-break/><text:span text:style-name="T4">A znajduja mnie - musze im wystarczyc</text:span><text:line-break/><text:span text:style-name="T4">W symulakrum dloni tone i wzlatuje</text:span><text:line-break/><text:span text:style-name="T4">A w glowie znowu upadam, klne i pieprze</text:span><text:line-break/><text:span text:style-name="T4">Wszystkie idealy - z Twym boskim cialem na czele</text:span></text:p>
      <text:p text:style-name="P11"/>
      <text:p text:style-name="P14">***</text:p>
      <text:p text:style-name="P11"/>
      <text:p text:style-name="P11"><text:span text:style-name="T4">Miasto noca</text:span><text:line-break/><text:span text:style-name="T4">Pelne jest swiatel</text:span><text:line-break/><text:span text:style-name="T4">Jak cmentarz</text:span><text:line-break/><text:span text:style-name="T4">W dzien zaduszny</text:span></text:p>
      <text:p text:style-name="P19"><text:span text:style-name="T4">Blask ostrzega </text:span><text:line-break/><text:span text:style-name="T4">By nie wejsc w grob</text:span></text:p>
      <text:p text:style-name="P19"><text:span text:style-name="T4">Mogila z betonu</text:span><text:line-break/><text:span text:style-name="T4">Wysoka jak duma</text:span><text:line-break/><text:span text:style-name="T4">Smierc cywilizacji</text:span></text:p>
      <text:p text:style-name="P11"/>
      <text:p text:style-name="P14">*** <text:s/></text:p>
      <text:p text:style-name="P11"/>
      <text:p text:style-name="P9">Ah! En attirant mon regard affamé</text:p>
      <text:p text:style-name="P18">Tu donnes moi vos enchants embrasé</text:p>
      <text:p text:style-name="P18">Avec le feu mystique et merveilleux</text:p>
      <text:p text:style-name="P18">Et en echange de votre charme, je vais</text:p>
      <text:p text:style-name="P18">offre vous delice, je toi attirerai</text:p>
      <text:p text:style-name="P18">Approchez-moi, laissez-moi t'embrasser</text:p>
      <text:p text:style-name="P18">Je doute que cette robe est si necessaire</text:p>
      <text:p text:style-name="P18">Séduisez moi avec ton charme plain</text:p>
      <text:p text:style-name="P18">Et laissez-moi lire la poésie chere</text:p>
      <text:p text:style-name="P21"><text:span text:style-name="T9">De tes cheveux, lèvres et seins</text:span></text:p>
      <text:p text:style-name="P23"><text:span text:style-name="T9">*** </text:span></text:p>
      <text:p text:style-name="P21"><text:span text:style-name="T9"/></text:p>
      <text:p text:style-name="P21"><text:span text:style-name="T6">Rok w rok lece przez czas</text:span><text:span text:style-name="T9"><text:line-break/></text:span><text:span text:style-name="T6">Ulotna molekula wyzszej materii</text:span><text:span text:style-name="T9"><text:line-break/></text:span><text:span text:style-name="T6">Echo aktu, akt rozkwitania</text:span><text:span text:style-name="T9"><text:line-break/></text:span><text:span text:style-name="T6">Wiecznie zmienna skladowa</text:span><text:span text:style-name="T9"><text:line-break/></text:span><text:span text:style-name="T6">Z zamyslem do zmyslu zachwytu</text:span><text:span text:style-name="T9"><text:line-break/></text:span><text:span text:style-name="T6">Odlamana w pryzmacie galazka</text:span></text:p>
      <text:p text:style-name="P19"><text:span text:style-name="T4"/></text:p>
      <text:p text:style-name="P19"><text:span text:style-name="T4">Jak gdyby cialo nie przyciagalo ducha</text:span><text:line-break/><text:span text:style-name="T4">W elektromagnetycznym koncercie</text:span><text:line-break/><text:span text:style-name="T4">Deszczu przenikliwych nut</text:span><text:line-break/><text:span text:style-name="T4">Krople tej melodii woda zycia</text:span><text:line-break/><text:span text:style-name="T4">Unoszone razem z nami</text:span><text:line-break/><text:span text:style-name="T4">Wiatrem ktory nigdy nie zawraca</text:span></text:p>
      <text:p text:style-name="P19"><text:span text:style-name="T4"/></text:p>
      <text:p text:style-name="P19"><text:span text:style-name="T4">Wsrod miliona zjawisk najpiekniejsi</text:span><text:line-break/><text:span text:style-name="T4">Rodzino, przyjaciele i Ty Najdrozsza</text:span><text:line-break/><text:span text:style-name="T4">Jestescie tym co nadaje prad</text:span><text:line-break/><text:span text:style-name="T4">Zycie jest wieczna wedrowka</text:span><text:line-break/><text:span text:style-name="T4">A niemozliwy jest ruch</text:span><text:line-break/><text:span text:style-name="T4">Bez ukladu odniesienia</text:span></text:p>
      <text:p text:style-name="P24"><text:span text:style-name="T4">Czasami czyjaś twarz</text:span><text:span text:style-name="T10"><text:line-break/></text:span><text:span text:style-name="T4">To tylko nagrobek</text:span><text:span text:style-name="T10"><text:line-break/></text:span><text:span text:style-name="T4">Bo osoba którą kochałeś</text:span><text:span text:style-name="T10"><text:line-break/></text:span><text:span text:style-name="T4">Dawno obumarła</text:span></text:p>
      <text:p text:style-name="P19"><text:span text:style-name="T10"/></text:p>
      <text:p text:style-name="P24"><text:span text:style-name="T10">biała róża</text:span></text:p>
      <text:p text:style-name="P19"><text:span text:style-name="T10"/></text:p>
      <text:p text:style-name="P19"><text:span text:style-name="T4">Niewinna niespodziewana czysta </text:span><text:span text:style-name="T10"><text:line-break/></text:span><text:span text:style-name="T4">Ofiarowana jako prezent</text:span><text:span text:style-name="T10"><text:line-break/></text:span><text:span text:style-name="T4">Uszczęśliwia</text:span></text:p>
      <text:p text:style-name="P19"><text:span text:style-name="T4">Cieplejsza od objęcia</text:span><text:line-break/><text:span text:style-name="T4">Subtelniejsza niż pocałunek</text:span><text:line-break/><text:span text:style-name="T4">Świeża rosą łez zakochania</text:span><text:line-break/><text:span text:style-name="T4">Cicha wyznaniem szczerego oddania</text:span><text:line-break/><text:span text:style-name="T4">Biała brakiem pragnień oczekiwań</text:span></text:p>
      <text:p text:style-name="P19"><text:span text:style-name="T4">Wisi zasuszona na czerwonej ścianie</text:span><text:line-break/><text:span text:style-name="T4">Niczym świadectwo na wieczną pamiątkę</text:span><text:line-break/><text:span text:style-name="T4">Obumarły symbol wiecznie żywej więzi</text:span></text:p>
      <text:p text:style-name="P19"><text:span text:style-name="T10"/></text:p>
      <text:p text:style-name="P24"><text:span text:style-name="T10">*** </text:span></text:p>
      <text:p text:style-name="P19"><text:span text:style-name="T10"/></text:p>
      <text:p text:style-name="P19"><text:span text:style-name="T4">Pewnego ciepłego, letniego wieczora</text:span><text:span text:style-name="T10"><text:line-break/></text:span><text:span text:style-name="T4">Ktoś zasłonił lazur nieba</text:span><text:span text:style-name="T10"><text:line-break/></text:span><text:span text:style-name="T4">Srebrzysto-szarym całunem</text:span><text:span text:style-name="T10"><text:line-break/><text:line-break/></text:span><text:span text:style-name="T4">Nagle coś błyska, przeszywa niebo</text:span><text:span text:style-name="T10"><text:line-break/></text:span><text:span text:style-name="T4">Niczym igła, rozlega się trzask</text:span><text:span text:style-name="T10"><text:line-break/></text:span><text:span text:style-name="T4">Jakby krawiec rozdzierał tkaninę,</text:span><text:span text:style-name="T10"><text:line-break/></text:span><text:span text:style-name="T4">Kroił, ściegał, zszywał, ozdabiał</text:span><text:span text:style-name="T10"><text:line-break/><text:line-break/></text:span><text:span text:style-name="T4">I cisza, wiatr się uspokaja</text:span><text:span text:style-name="T10"><text:line-break/></text:span><text:span text:style-name="T4">Rozsuwa się zasłona chmur</text:span><text:span text:style-name="T10"><text:line-break/></text:span><text:span text:style-name="T4">A noc wychodzi w czarnej sukni</text:span><text:span text:style-name="T10"><text:line-break/></text:span><text:span text:style-name="T4">Zwieńczonej broszką księżyca</text:span></text:p>
      <text:p text:style-name="P19"><text:span text:style-name="T10"/></text:p>
      <text:p text:style-name="P24"><text:span text:style-name="T10">Dla A. VII</text:span></text:p>
      <text:p text:style-name="P19"><text:span text:style-name="T10"/></text:p>
      <text:p text:style-name="P17"><text:span text:style-name="T13">"She changes every time you look"</text:span></text:p>
      <text:p text:style-name="P19"><text:span text:style-name="T4">Jak refleks w krysztale olsniewa</text:span><text:line-break/><text:span text:style-name="T3">    </text:span><text:span text:style-name="T4">Unikalna gra kolorow tak i Ty</text:span><text:line-break/><text:span text:style-name="T4">Z kazdym moim spojrzeniem</text:span><text:line-break/><text:span text:style-name="T3">    </text:span><text:span text:style-name="T4">Coraz to nowym pieknem lsnisz</text:span><text:line-break/><text:span text:style-name="T4">Jak pojedynczy promien swiatla</text:span><text:line-break/><text:span text:style-name="T3">    </text:span><text:span text:style-name="T4">Calym spektrum w kropli deszczu</text:span><text:line-break/><text:span text:style-name="T4">Barwi spokojne letnie niebo</text:span><text:line-break/><text:span text:style-name="T3">    </text:span><text:span text:style-name="T4">Tak nadajesz kolor swiatu</text:span><text:line-break/><text:span text:style-name="T4">A kazdy odcien Twych usmiechow</text:span><text:line-break/><text:span text:style-name="T3">    </text:span><text:span text:style-name="T4">Zupelnie inny maluje dzien</text:span></text:p>
      <text:p text:style-name="P19"><text:span text:style-name="T10"/></text:p>
      <text:p text:style-name="P24"><text:span text:style-name="T10">Impresja – z okna</text:span></text:p>
      <text:p text:style-name="P19"><text:span text:style-name="T10"/></text:p>
      <text:p text:style-name="P15"><text:span text:style-name="T12">Taki jest widok z mojego okna: </text:span></text:p>
      <text:p text:style-name="P15"><text:span text:style-name="T12">Chodnik, parking, dwa rzędy samochodów </text:span></text:p>
      <text:p text:style-name="P15"><text:span text:style-name="T12">Na tle bloków śpiących problemów </text:span></text:p>
      <text:p text:style-name="P15"><text:span text:style-name="T12">Zamglone światło latarni oświetla lakier dorobku </text:span></text:p>
      <text:p text:style-name="P15"><text:span text:style-name="T12">Pomieści całą rodzinę na swojej skórze </text:span></text:p>
      <text:p text:style-name="P15"><text:span text:style-name="T12">Pomieściłoby, to masowe, konsumowane szczęście </text:span></text:p>
      <text:p text:style-name="P15"><text:span text:style-name="T12">Jak skonsumowana do końca miłość </text:span></text:p>
      <text:p text:style-name="P15"><text:span text:style-name="T12">Po której zostaje tylko konsumowana rodzina </text:span></text:p>
      <text:p text:style-name="P15"><text:span text:style-name="T12">Z której wyrosną kolejni konsumenci</text:span></text:p>
      <text:p text:style-name="P15">Marzeń</text:p>
      <text:p text:style-name="P19"><text:span text:style-name="T10"/></text:p>
      <text:p text:style-name="P24"><text:span text:style-name="T10">Eksmisja</text:span></text:p>
      <text:p text:style-name="P19"><text:span text:style-name="T10"/></text:p>
      <text:p text:style-name="P19"><text:span text:style-name="T4">Powiedzieli: bądź dorosły! Jak to?</text:span><text:span text:style-name="T10"><text:line-break/></text:span><text:span text:style-name="T4">Nie było mi w smak umierać tak młodo</text:span><text:span text:style-name="T10"><text:line-break/></text:span><text:span text:style-name="T4">Jeszcze żyję, ale dano mi do zrozumienia</text:span><text:span text:style-name="T10"><text:line-break/></text:span><text:span text:style-name="T4">Że nic nie trwa wiecznie - także i to</text:span></text:p>
      <text:p text:style-name="P19"><text:span text:style-name="T4"/></text:p>
      <text:p text:style-name="P19"><text:span text:style-name="T4">Pochowałem wspomnienia w kartach notatnikow</text:span><text:line-break/><text:span text:style-name="T4">Jak gdyby mialy obumrzec wraz ze mna</text:span><text:line-break/><text:span text:style-name="T4">Naiwnie wierzac, ze na trumnie lier zbudowalem</text:span><text:line-break/><text:span text:style-name="T4">Pomnik, jak Rzymianie z lekcji literatury</text:span></text:p>
      <text:p text:style-name="P19"><text:span text:style-name="T4"/></text:p>
      <text:p text:style-name="P19"><text:span text:style-name="T4">Nigdy się nie wyprowadzałem, właśnie dlatego</text:span><text:line-break/><text:span text:style-name="T4">Tak trudno mi przychodzi opuszczanie marzen</text:span><text:line-break/><text:span text:style-name="T4">Jednak świat nakłada imperatyw ruchu</text:span><text:line-break/><text:span text:style-name="T4">Idę więc, choć nienawidzę zmian</text:span></text:p>
      <text:p text:style-name="P19"><text:span text:style-name="T10"/></text:p>
      <text:p text:style-name="P24"><text:span text:style-name="T10">Poza</text:span></text:p>
      <text:p text:style-name="P19"><text:span text:style-name="T10"/></text:p>
      <text:p text:style-name="P15"><text:span text:style-name="T12">Nie oddychać spaliną ludzkiego umysłu</text:span></text:p>
      <text:p text:style-name="P15">Wolny od nadmiaru i każdej innej miary</text:p>
      <text:p text:style-name="P15">Nie aproksymować wartości człowieka</text:p>
      <text:p text:style-name="P15">Numerycznie</text:p>
      <text:p text:style-name="P15"/>
      <text:p text:style-name="P15">W kategoriach jakości a nie ilości</text:p>
      <text:p text:style-name="P15">Cisza bez jednostki, zero absolutne</text:p>
      <text:p text:style-name="P15">Tak jak i prywatność jest coraz bardziej</text:p>
      <text:p text:style-name="P15">Reglamentowana</text:p>
      <text:p text:style-name="P2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99cm" style:type="center"/>
          <style:tab-stop style:position="12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a1" style:family="table">
      <style:table-properties style:width="12.801cm" table:align="margins"/>
    </style:style>
    <style:style style:name="Tabela1.A" style:family="table-column">
      <style:table-column-properties style:column-width="11.642cm" style:rel-column-width="59601*"/>
    </style:style>
    <style:style style:name="Tabela1.B" style:family="table-column">
      <style:table-column-properties style:column-width="1.159cm" style:rel-column-width="5934*"/>
    </style:style>
    <style:style style:name="Tabela1.A1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14.801cm" fo:page-height="21.001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Paweł Tomasik, Juwenilia</text:p>
            </table:table-cell>
            <table:table-cell table:style-name="Tabela1.A1" office:value-type="string">
              <text:p text:style-name="MP2"><text:page-number text:select-page="current">2</text:page-number></text:p>
            </table:table-cell>
          </table:table-row>
        </table:table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13S</meta:editing-duration>
    <meta:editing-cycles>15</meta:editing-cycles>
    <meta:generator>OpenOffice.org/3.4.1$Win32 OpenOffice.org_project/341m1$Build-9593</meta:generator>
    <dc:date>2015-01-29T19:51:53.23</dc:date>
    <meta:document-statistic meta:table-count="1" meta:image-count="0" meta:object-count="0" meta:page-count="54" meta:paragraph-count="452" meta:word-count="3876" meta:character-count="25054"/>
    <meta:user-defined meta:name="Info 1"/>
    <meta:user-defined meta:name="Info 2"/>
    <meta:user-defined meta:name="Info 3"/>
    <meta:user-defined meta:name="Info 4"/>
  </office:meta>
</office:document-meta>
</file>